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b2b2b2" draw:opacity="100%" draw:textarea-horizontal-align="justify" draw:textarea-vertical-align="middle" draw:auto-grow-height="false" fo:min-height="0.275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b2b2b2" draw:opacity="100%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b2b2b2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2.016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59cm" svg:x="1.508cm" svg:y="6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1.508cm" svg:y="4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1.508cm" svg:y="5.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1.508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1.508cm" svg:y="5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016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016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16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16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4.554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508cm" svg:height="0.508cm" svg:x="4.554cm" svg:y="4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5.054cm" svg:y="4.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4.554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5.054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062cm" svg:y="5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062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556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48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562cm" svg:y="5.82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.07cm" svg:y1="5.572cm" svg:x2="3.356cm" svg:y2="5.572cm">
          <text:p/>
        </draw:line>
        <draw:line draw:style-name="gr4" draw:text-style-name="P3" draw:layer="layout" svg:x1="5.064cm" svg:y1="3.794cm" svg:x2="5.064cm" svg:y2="6.867cm">
          <text:p/>
        </draw:line>
        <draw:custom-shape draw:style-name="gr3" draw:text-style-name="P2" draw:layer="layout" svg:width="0.508cm" svg:height="0.508cm" svg:x="7.096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7.596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8.112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8.112cm" svg:y="5.3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8.62cm" svg:y="5.3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08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08cm" svg:y="5.3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08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08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08cm" svg:y="4.302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223cm" svg:y1="4.392cm" svg:x2="9.445cm" svg:y2="6.715cm">
          <text:p/>
        </draw:line>
        <draw:custom-shape draw:style-name="gr3" draw:text-style-name="P2" draw:layer="layout" svg:width="0.508cm" svg:height="0.508cm" svg:x="10.906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10.906cm" svg:y="5.3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10.406cm" svg:y="5.3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11.406cm" svg:y="5.3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10.906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908cm" svg:y="4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408cm" svg:y="4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408cm" svg:y="4.8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922cm" svg:y="4.8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922cm" svg:y="5.318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557cm" svg:y1="4.175cm" svg:x2="10.017cm" svg:y2="6.715cm">
          <text:p/>
        </draw:line>
        <draw:custom-shape draw:style-name="gr1" draw:text-style-name="P1" draw:layer="layout" svg:width="0.508cm" svg:height="0.508cm" svg:x="13.192cm" svg:y="4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692cm" svg:y="4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208cm" svg:y="4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692cm" svg:y="4.8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692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13.198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13.698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14.198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14.198cm" svg:y="5.3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14.198cm" svg:y="4.8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035cm" svg:y1="5.318cm" svg:x2="13.339cm" svg:y2="5.318cm">
          <text:p/>
        </draw:line>
        <draw:custom-shape draw:style-name="gr3" draw:text-style-name="P2" draw:layer="layout" svg:width="0.508cm" svg:height="0.508cm" svg:x="16.252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16.252cm" svg:y="5.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15.732cm" svg:y="5.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16.252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0.508cm" svg:x="16.752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748cm" svg:y="5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748cm" svg:y="5.8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248cm" svg:y="5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764cm" svg:y="5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8.272cm" svg:y="5.318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9.097cm" svg:y1="5.572cm" svg:x2="15.286cm" svg:y2="5.572cm">
          <text:p/>
        </draw:line>
        <draw:frame draw:style-name="gr5" draw:text-style-name="P4" draw:layer="layout" svg:width="1.023cm" svg:height="0.797cm" svg:x="2.07cm" svg:y="3.657cm">
          <draw:text-box>
            <text:p><text:span text:style-name="T1">IU</text:span></text:p>
          </draw:text-box>
        </draw:frame>
        <draw:frame draw:style-name="gr6" draw:text-style-name="P4" draw:layer="layout" svg:width="1.219cm" svg:height="1.343cm" svg:x="4.971cm" svg:y="3.658cm">
          <draw:text-box>
            <text:p><text:span text:style-name="T1">PY</text:span></text:p>
          </draw:text-box>
        </draw:frame>
        <draw:frame draw:style-name="gr6" draw:text-style-name="P4" draw:layer="layout" svg:width="1.168cm" svg:height="1.343cm" svg:x="7.671cm" svg:y="3.658cm">
          <draw:text-box>
            <text:p><text:span text:style-name="T1">NZ</text:span></text:p>
          </draw:text-box>
        </draw:frame>
        <draw:frame draw:style-name="gr6" draw:text-style-name="P4" draw:layer="layout" svg:width="1.321cm" svg:height="1.343cm" svg:x="11.571cm" svg:y="3.659cm">
          <draw:text-box>
            <text:p><text:span text:style-name="T1">XW</text:span></text:p>
          </draw:text-box>
        </draw:frame>
        <draw:frame draw:style-name="gr6" draw:text-style-name="P4" draw:layer="layout" svg:width="1.168cm" svg:height="1.343cm" svg:x="13.571cm" svg:y="3.659cm">
          <draw:text-box>
            <text:p><text:span text:style-name="T1">TV</text:span></text:p>
          </draw:text-box>
        </draw:frame>
        <draw:frame draw:style-name="gr6" draw:text-style-name="P4" draw:layer="layout" svg:width="1.168cm" svg:height="1.343cm" svg:x="16.571cm" svg:y="3.659cm">
          <draw:text-box>
            <text:p><text:span text:style-name="T1">F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5-09-19T01:13:06.241779085</meta:creation-date>
    <dc:date>2025-09-19T01:48:38.594779525</dc:date>
    <meta:editing-duration>PT13M28S</meta:editing-duration>
    <meta:editing-cycles>2</meta:editing-cycles>
    <meta:generator>LibreOffice/7.1.3.2$MacOSX_X86_64 LibreOffice_project/47f78053abe362b9384784d31a6e56f8511eb1c1</meta:generator>
    <meta:document-statistic meta:object-count="72"/>
  </office:meta>
</office:document-meta>
</file>